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8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Year </text:p>
          </table:table-cell>
          <table:table-cell office:value-type="string">
            <text:p>Deaths wiki</text:p>
          </table:table-cell>
          <table:table-cell office:value-type="string">
            <text:p>deaths <text:a xlink:href="http://www.statistics.gr/">www.statistics.gr</text:a></text:p>
          </table:table-cell>
          <table:table-cell table:number-columns-repeated="2"/>
        </table:table-row>
        <table:table-row table:style-name="ro2">
          <table:table-cell office:value-type="float" office:value="1921">
            <text:p>1921</text:p>
          </table:table-cell>
          <table:table-cell office:value-type="float" office:value="69000">
            <text:p>69000</text:p>
          </table:table-cell>
          <table:table-cell table:number-columns-repeated="3"/>
        </table:table-row>
        <table:table-row table:style-name="ro2">
          <table:table-cell office:value-type="float" office:value="1922">
            <text:p>1922</text:p>
          </table:table-cell>
          <table:table-cell office:value-type="float" office:value="82000">
            <text:p>82000</text:p>
          </table:table-cell>
          <table:table-cell table:number-columns-repeated="3"/>
        </table:table-row>
        <table:table-row table:style-name="ro2">
          <table:table-cell office:value-type="float" office:value="1923">
            <text:p>1923</text:p>
          </table:table-cell>
          <table:table-cell office:value-type="float" office:value="102042">
            <text:p>102042</text:p>
          </table:table-cell>
          <table:table-cell table:number-columns-repeated="3"/>
        </table:table-row>
        <table:table-row table:style-name="ro2">
          <table:table-cell office:value-type="float" office:value="1924">
            <text:p>1924</text:p>
          </table:table-cell>
          <table:table-cell office:value-type="float" office:value="93320">
            <text:p>93320</text:p>
          </table:table-cell>
          <table:table-cell table:number-columns-repeated="3"/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88633">
            <text:p>88633</text:p>
          </table:table-cell>
          <table:table-cell table:number-columns-repeated="3"/>
        </table:table-row>
        <table:table-row table:style-name="ro2">
          <table:table-cell office:value-type="float" office:value="1926">
            <text:p>1926</text:p>
          </table:table-cell>
          <table:table-cell office:value-type="float" office:value="84136">
            <text:p>84136</text:p>
          </table:table-cell>
          <table:table-cell table:number-columns-repeated="3"/>
        </table:table-row>
        <table:table-row table:style-name="ro2">
          <table:table-cell office:value-type="float" office:value="1927">
            <text:p>1927</text:p>
          </table:table-cell>
          <table:table-cell office:value-type="float" office:value="100020">
            <text:p>100020</text:p>
          </table:table-cell>
          <table:table-cell table:number-columns-repeated="3"/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05665">
            <text:p>105665</text:p>
          </table:table-cell>
          <table:table-cell table:number-columns-repeated="3"/>
        </table:table-row>
        <table:table-row table:style-name="ro2">
          <table:table-cell office:value-type="float" office:value="1929">
            <text:p>1929</text:p>
          </table:table-cell>
          <table:table-cell office:value-type="float" office:value="115561">
            <text:p>115561</text:p>
          </table:table-cell>
          <table:table-cell table:number-columns-repeated="3"/>
        </table:table-row>
        <table:table-row table:style-name="ro2">
          <table:table-cell office:value-type="float" office:value="1930">
            <text:p>1930</text:p>
          </table:table-cell>
          <table:table-cell office:value-type="float" office:value="103811">
            <text:p>103811</text:p>
          </table:table-cell>
          <table:table-cell table:number-columns-repeated="3"/>
        </table:table-row>
        <table:table-row table:style-name="ro2">
          <table:table-cell office:value-type="float" office:value="1931">
            <text:p>1931</text:p>
          </table:table-cell>
          <table:table-cell office:value-type="float" office:value="114369">
            <text:p>114369</text:p>
          </table:table-cell>
          <table:table-cell table:number-columns-repeated="3"/>
        </table:table-row>
        <table:table-row table:style-name="ro2">
          <table:table-cell office:value-type="float" office:value="1932">
            <text:p>1932</text:p>
          </table:table-cell>
          <table:table-cell table:number-columns-repeated="2" office:value-type="float" office:value="117593">
            <text:p>117593</text:p>
          </table:table-cell>
          <table:table-cell table:formula="of:=[.B13]-[.C1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3">
            <text:p>1933</text:p>
          </table:table-cell>
          <table:table-cell table:number-columns-repeated="2" office:value-type="float" office:value="111447">
            <text:p>111447</text:p>
          </table:table-cell>
          <table:table-cell table:formula="of:=[.B14]-[.C1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4">
            <text:p>1934</text:p>
          </table:table-cell>
          <table:table-cell table:number-columns-repeated="2" office:value-type="float" office:value="100651">
            <text:p>100651</text:p>
          </table:table-cell>
          <table:table-cell table:formula="of:=[.B15]-[.C1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5">
            <text:p>1935</text:p>
          </table:table-cell>
          <table:table-cell table:number-columns-repeated="2" office:value-type="float" office:value="101416">
            <text:p>101416</text:p>
          </table:table-cell>
          <table:table-cell table:formula="of:=[.B16]-[.C1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6">
            <text:p>1936</text:p>
          </table:table-cell>
          <table:table-cell table:number-columns-repeated="2" office:value-type="float" office:value="105005">
            <text:p>105005</text:p>
          </table:table-cell>
          <table:table-cell table:formula="of:=[.B17]-[.C1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7">
            <text:p>1937</text:p>
          </table:table-cell>
          <table:table-cell table:number-columns-repeated="2" office:value-type="float" office:value="105674">
            <text:p>105674</text:p>
          </table:table-cell>
          <table:table-cell table:formula="of:=[.B18]-[.C1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8">
            <text:p>1938</text:p>
          </table:table-cell>
          <table:table-cell table:number-columns-repeated="2" office:value-type="float" office:value="93766">
            <text:p>93766</text:p>
          </table:table-cell>
          <table:table-cell table:formula="of:=[.B19]-[.C1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9">
            <text:p>1939</text:p>
          </table:table-cell>
          <table:table-cell table:number-columns-repeated="2" office:value-type="float" office:value="100459">
            <text:p>100459</text:p>
          </table:table-cell>
          <table:table-cell table:formula="of:=[.B20]-[.C2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0">
            <text:p>1940</text:p>
          </table:table-cell>
          <table:table-cell table:number-columns-repeated="2" office:value-type="float" office:value="93830">
            <text:p>93830</text:p>
          </table:table-cell>
          <table:table-cell table:formula="of:=[.B21]-[.C2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1">
            <text:p>1941</text:p>
          </table:table-cell>
          <table:table-cell office:value-type="float" office:value="125710">
            <text:p>125710</text:p>
          </table:table-cell>
          <table:table-cell table:number-columns-repeated="3"/>
        </table:table-row>
        <table:table-row table:style-name="ro2">
          <table:table-cell office:value-type="float" office:value="1942">
            <text:p>1942</text:p>
          </table:table-cell>
          <table:table-cell office:value-type="float" office:value="191030">
            <text:p>191030</text:p>
          </table:table-cell>
          <table:table-cell table:number-columns-repeated="3"/>
        </table:table-row>
        <table:table-row table:style-name="ro2">
          <table:table-cell office:value-type="float" office:value="1943">
            <text:p>1943</text:p>
          </table:table-cell>
          <table:table-cell office:value-type="float" office:value="111320">
            <text:p>111320</text:p>
          </table:table-cell>
          <table:table-cell table:number-columns-repeated="3"/>
        </table:table-row>
        <table:table-row table:style-name="ro2">
          <table:table-cell office:value-type="float" office:value="1944">
            <text:p>1944</text:p>
          </table:table-cell>
          <table:table-cell office:value-type="float" office:value="110810">
            <text:p>110810</text:p>
          </table:table-cell>
          <table:table-cell table:number-columns-repeated="3"/>
        </table:table-row>
        <table:table-row table:style-name="ro2">
          <table:table-cell office:value-type="float" office:value="1945">
            <text:p>1945</text:p>
          </table:table-cell>
          <table:table-cell office:value-type="float" office:value="85540">
            <text:p>85540</text:p>
          </table:table-cell>
          <table:table-cell table:number-columns-repeated="3"/>
        </table:table-row>
        <table:table-row table:style-name="ro2">
          <table:table-cell office:value-type="float" office:value="1946">
            <text:p>1946</text:p>
          </table:table-cell>
          <table:table-cell office:value-type="float" office:value="73500">
            <text:p>73500</text:p>
          </table:table-cell>
          <table:table-cell table:number-columns-repeated="3"/>
        </table:table-row>
        <table:table-row table:style-name="ro2">
          <table:table-cell office:value-type="float" office:value="1947">
            <text:p>1947</text:p>
          </table:table-cell>
          <table:table-cell office:value-type="float" office:value="70340">
            <text:p>70340</text:p>
          </table:table-cell>
          <table:table-cell table:number-columns-repeated="3"/>
        </table:table-row>
        <table:table-row table:style-name="ro2">
          <table:table-cell office:value-type="float" office:value="1948">
            <text:p>1948</text:p>
          </table:table-cell>
          <table:table-cell office:value-type="float" office:value="96000">
            <text:p>96000</text:p>
          </table:table-cell>
          <table:table-cell table:number-columns-repeated="3"/>
        </table:table-row>
        <table:table-row table:style-name="ro2">
          <table:table-cell office:value-type="float" office:value="1949">
            <text:p>1949</text:p>
          </table:table-cell>
          <table:table-cell office:value-type="float" office:value="59450">
            <text:p>59450</text:p>
          </table:table-cell>
          <table:table-cell table:number-columns-repeated="3"/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53755">
            <text:p>53755</text:p>
          </table:table-cell>
          <table:table-cell table:number-columns-repeated="3"/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57508">
            <text:p>57508</text:p>
          </table:table-cell>
          <table:table-cell table:number-columns-repeated="3"/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53377">
            <text:p>53377</text:p>
          </table:table-cell>
          <table:table-cell table:number-columns-repeated="3"/>
        </table:table-row>
        <table:table-row table:style-name="ro2">
          <table:table-cell office:value-type="float" office:value="1953">
            <text:p>1953</text:p>
          </table:table-cell>
          <table:table-cell office:value-type="float" office:value="56680">
            <text:p>56680</text:p>
          </table:table-cell>
          <table:table-cell table:number-columns-repeated="3"/>
        </table:table-row>
        <table:table-row table:style-name="ro2">
          <table:table-cell office:value-type="float" office:value="1954">
            <text:p>1954</text:p>
          </table:table-cell>
          <table:table-cell office:value-type="float" office:value="55625">
            <text:p>55625</text:p>
          </table:table-cell>
          <table:table-cell table:number-columns-repeated="3"/>
        </table:table-row>
        <table:table-row table:style-name="ro2">
          <table:table-cell office:value-type="float" office:value="1955">
            <text:p>1955</text:p>
          </table:table-cell>
          <table:table-cell table:number-columns-repeated="2" office:value-type="float" office:value="54781">
            <text:p>54781</text:p>
          </table:table-cell>
          <table:table-cell table:formula="of:=[.B36]-[.C3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6">
            <text:p>1956</text:p>
          </table:table-cell>
          <table:table-cell table:number-columns-repeated="2" office:value-type="float" office:value="59460">
            <text:p>59460</text:p>
          </table:table-cell>
          <table:table-cell table:formula="of:=[.B37]-[.C3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7">
            <text:p>1957</text:p>
          </table:table-cell>
          <table:table-cell table:number-columns-repeated="2" office:value-type="float" office:value="61664">
            <text:p>61664</text:p>
          </table:table-cell>
          <table:table-cell table:formula="of:=[.B38]-[.C3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8">
            <text:p>1958</text:p>
          </table:table-cell>
          <table:table-cell table:number-columns-repeated="2" office:value-type="float" office:value="58160">
            <text:p>58160</text:p>
          </table:table-cell>
          <table:table-cell table:formula="of:=[.B39]-[.C3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9">
            <text:p>1959</text:p>
          </table:table-cell>
          <table:table-cell table:number-columns-repeated="2" office:value-type="float" office:value="60852">
            <text:p>60852</text:p>
          </table:table-cell>
          <table:table-cell table:formula="of:=[.B40]-[.C4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0">
            <text:p>1960</text:p>
          </table:table-cell>
          <table:table-cell table:number-columns-repeated="2" office:value-type="float" office:value="60563">
            <text:p>60563</text:p>
          </table:table-cell>
          <table:table-cell table:formula="of:=[.B41]-[.C4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1">
            <text:p>1961</text:p>
          </table:table-cell>
          <table:table-cell table:number-columns-repeated="2" office:value-type="float" office:value="63955">
            <text:p>63955</text:p>
          </table:table-cell>
          <table:table-cell table:formula="of:=[.B42]-[.C4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2">
            <text:p>1962</text:p>
          </table:table-cell>
          <table:table-cell table:number-columns-repeated="2" office:value-type="float" office:value="66554">
            <text:p>66554</text:p>
          </table:table-cell>
          <table:table-cell table:formula="of:=[.B43]-[.C4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3">
            <text:p>1963</text:p>
          </table:table-cell>
          <table:table-cell table:number-columns-repeated="2" office:value-type="float" office:value="66813">
            <text:p>66813</text:p>
          </table:table-cell>
          <table:table-cell table:formula="of:=[.B44]-[.C4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4">
            <text:p>1964</text:p>
          </table:table-cell>
          <table:table-cell table:number-columns-repeated="2" office:value-type="float" office:value="69429">
            <text:p>69429</text:p>
          </table:table-cell>
          <table:table-cell table:formula="of:=[.B45]-[.C4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5">
            <text:p>1965</text:p>
          </table:table-cell>
          <table:table-cell table:number-columns-repeated="2" office:value-type="float" office:value="67269">
            <text:p>67269</text:p>
          </table:table-cell>
          <table:table-cell table:formula="of:=[.B46]-[.C4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6">
            <text:p>1966</text:p>
          </table:table-cell>
          <table:table-cell table:number-columns-repeated="2" office:value-type="float" office:value="67912">
            <text:p>67912</text:p>
          </table:table-cell>
          <table:table-cell table:formula="of:=[.B47]-[.C4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7">
            <text:p>1967</text:p>
          </table:table-cell>
          <table:table-cell table:number-columns-repeated="2" office:value-type="float" office:value="71975">
            <text:p>71975</text:p>
          </table:table-cell>
          <table:table-cell table:formula="of:=[.B48]-[.C4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8">
            <text:p>1968</text:p>
          </table:table-cell>
          <table:table-cell table:number-columns-repeated="2" office:value-type="float" office:value="73309">
            <text:p>73309</text:p>
          </table:table-cell>
          <table:table-cell table:formula="of:=[.B49]-[.C4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9">
            <text:p>1969</text:p>
          </table:table-cell>
          <table:table-cell table:number-columns-repeated="2" office:value-type="float" office:value="71825">
            <text:p>71825</text:p>
          </table:table-cell>
          <table:table-cell table:formula="of:=[.B50]-[.C5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0">
            <text:p>1970</text:p>
          </table:table-cell>
          <table:table-cell table:number-columns-repeated="2" office:value-type="float" office:value="74009">
            <text:p>74009</text:p>
          </table:table-cell>
          <table:table-cell table:formula="of:=[.B51]-[.C5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1">
            <text:p>1971</text:p>
          </table:table-cell>
          <table:table-cell table:number-columns-repeated="2" office:value-type="float" office:value="73819">
            <text:p>73819</text:p>
          </table:table-cell>
          <table:table-cell table:formula="of:=[.B52]-[.C5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2">
            <text:p>1972</text:p>
          </table:table-cell>
          <table:table-cell table:number-columns-repeated="2" office:value-type="float" office:value="76859">
            <text:p>76859</text:p>
          </table:table-cell>
          <table:table-cell table:formula="of:=[.B53]-[.C5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3">
            <text:p>1973</text:p>
          </table:table-cell>
          <table:table-cell table:number-columns-repeated="2" office:value-type="float" office:value="77648">
            <text:p>77648</text:p>
          </table:table-cell>
          <table:table-cell table:formula="of:=[.B54]-[.C5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4">
            <text:p>1974</text:p>
          </table:table-cell>
          <table:table-cell table:number-columns-repeated="2" office:value-type="float" office:value="76303">
            <text:p>76303</text:p>
          </table:table-cell>
          <table:table-cell table:formula="of:=[.B55]-[.C5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5">
            <text:p>1975</text:p>
          </table:table-cell>
          <table:table-cell table:number-columns-repeated="2" office:value-type="float" office:value="80077">
            <text:p>80077</text:p>
          </table:table-cell>
          <table:table-cell table:formula="of:=[.B56]-[.C5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6">
            <text:p>1976</text:p>
          </table:table-cell>
          <table:table-cell table:number-columns-repeated="2" office:value-type="float" office:value="81818">
            <text:p>81818</text:p>
          </table:table-cell>
          <table:table-cell table:formula="of:=[.B57]-[.C5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7">
            <text:p>1977</text:p>
          </table:table-cell>
          <table:table-cell table:number-columns-repeated="2" office:value-type="float" office:value="83750">
            <text:p>83750</text:p>
          </table:table-cell>
          <table:table-cell table:formula="of:=[.B58]-[.C5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8">
            <text:p>1978</text:p>
          </table:table-cell>
          <table:table-cell table:number-columns-repeated="2" office:value-type="float" office:value="81615">
            <text:p>81615</text:p>
          </table:table-cell>
          <table:table-cell table:formula="of:=[.B59]-[.C5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9">
            <text:p>1979</text:p>
          </table:table-cell>
          <table:table-cell table:number-columns-repeated="2" office:value-type="float" office:value="82338">
            <text:p>82338</text:p>
          </table:table-cell>
          <table:table-cell table:formula="of:=[.B60]-[.C6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0">
            <text:p>1980</text:p>
          </table:table-cell>
          <table:table-cell table:number-columns-repeated="2" office:value-type="float" office:value="87282">
            <text:p>87282</text:p>
          </table:table-cell>
          <table:table-cell table:formula="of:=[.B61]-[.C6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1">
            <text:p>1981</text:p>
          </table:table-cell>
          <table:table-cell table:number-columns-repeated="2" office:value-type="float" office:value="86261">
            <text:p>86261</text:p>
          </table:table-cell>
          <table:table-cell table:formula="of:=[.B62]-[.C6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2">
            <text:p>1982</text:p>
          </table:table-cell>
          <table:table-cell table:number-columns-repeated="2" office:value-type="float" office:value="86345">
            <text:p>86345</text:p>
          </table:table-cell>
          <table:table-cell table:formula="of:=[.B63]-[.C6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3">
            <text:p>1983</text:p>
          </table:table-cell>
          <table:table-cell table:number-columns-repeated="2" office:value-type="float" office:value="90586">
            <text:p>90586</text:p>
          </table:table-cell>
          <table:table-cell table:formula="of:=[.B64]-[.C6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4">
            <text:p>1984</text:p>
          </table:table-cell>
          <table:table-cell table:number-columns-repeated="2" office:value-type="float" office:value="88397">
            <text:p>88397</text:p>
          </table:table-cell>
          <table:table-cell table:formula="of:=[.B65]-[.C6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5">
            <text:p>1985</text:p>
          </table:table-cell>
          <table:table-cell table:number-columns-repeated="2" office:value-type="float" office:value="92886">
            <text:p>92886</text:p>
          </table:table-cell>
          <table:table-cell table:formula="of:=[.B66]-[.C6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6">
            <text:p>1986</text:p>
          </table:table-cell>
          <table:table-cell office:value-type="float" office:value="91469">
            <text:p>91469</text:p>
          </table:table-cell>
          <table:table-cell office:value-type="float" office:value="91783">
            <text:p>91783</text:p>
          </table:table-cell>
          <table:table-cell table:formula="of:=[.B67]-[.C67]" office:value-type="float" office:value="-314">
            <text:p>-314</text:p>
          </table:table-cell>
          <table:table-cell table:formula="of:=[.D67]/[.C67]*100" office:value-type="float" office:value="-0.342111284224747">
            <text:p>-0,3421112842</text:p>
          </table:table-cell>
        </table:table-row>
        <table:table-row table:style-name="ro2">
          <table:table-cell office:value-type="float" office:value="1987">
            <text:p>1987</text:p>
          </table:table-cell>
          <table:table-cell office:value-type="float" office:value="95232">
            <text:p>95232</text:p>
          </table:table-cell>
          <table:table-cell office:value-type="float" office:value="95656">
            <text:p>95656</text:p>
          </table:table-cell>
          <table:table-cell table:formula="of:=[.B68]-[.C68]" office:value-type="float" office:value="-424">
            <text:p>-424</text:p>
          </table:table-cell>
          <table:table-cell table:formula="of:=[.D68]/[.C68]*100" office:value-type="float" office:value="-0.443254997072844">
            <text:p>-0,4432549971</text:p>
          </table:table-cell>
        </table:table-row>
        <table:table-row table:style-name="ro2">
          <table:table-cell office:value-type="float" office:value="1988">
            <text:p>1988</text:p>
          </table:table-cell>
          <table:table-cell office:value-type="float" office:value="93031">
            <text:p>93031</text:p>
          </table:table-cell>
          <table:table-cell office:value-type="float" office:value="92407">
            <text:p>92407</text:p>
          </table:table-cell>
          <table:table-cell table:formula="of:=[.B69]-[.C69]" office:value-type="float" office:value="624">
            <text:p>624</text:p>
          </table:table-cell>
          <table:table-cell table:formula="of:=[.D69]/[.C69]*100" office:value-type="float" office:value="0.67527351823996">
            <text:p>0,6752735182</text:p>
          </table:table-cell>
        </table:table-row>
        <table:table-row table:style-name="ro2">
          <table:table-cell office:value-type="float" office:value="1989">
            <text:p>1989</text:p>
          </table:table-cell>
          <table:table-cell office:value-type="float" office:value="92717">
            <text:p>92717</text:p>
          </table:table-cell>
          <table:table-cell office:value-type="float" office:value="92720">
            <text:p>92720</text:p>
          </table:table-cell>
          <table:table-cell table:formula="of:=[.B70]-[.C70]" office:value-type="float" office:value="-3">
            <text:p>-3</text:p>
          </table:table-cell>
          <table:table-cell/>
        </table:table-row>
        <table:table-row table:style-name="ro2">
          <table:table-cell office:value-type="float" office:value="1990">
            <text:p>1990</text:p>
          </table:table-cell>
          <table:table-cell table:number-columns-repeated="2" office:value-type="float" office:value="94152">
            <text:p>94152</text:p>
          </table:table-cell>
          <table:table-cell table:formula="of:=[.B71]-[.C7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1">
            <text:p>1991</text:p>
          </table:table-cell>
          <table:table-cell table:number-columns-repeated="2" office:value-type="float" office:value="95498">
            <text:p>95498</text:p>
          </table:table-cell>
          <table:table-cell table:formula="of:=[.B72]-[.C7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2">
            <text:p>1992</text:p>
          </table:table-cell>
          <table:table-cell table:number-columns-repeated="2" office:value-type="float" office:value="98231">
            <text:p>98231</text:p>
          </table:table-cell>
          <table:table-cell table:formula="of:=[.B73]-[.C7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3">
            <text:p>1993</text:p>
          </table:table-cell>
          <table:table-cell table:number-columns-repeated="2" office:value-type="float" office:value="97419">
            <text:p>97419</text:p>
          </table:table-cell>
          <table:table-cell table:formula="of:=[.B74]-[.C7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4">
            <text:p>1994</text:p>
          </table:table-cell>
          <table:table-cell table:number-columns-repeated="2" office:value-type="float" office:value="97807">
            <text:p>97807</text:p>
          </table:table-cell>
          <table:table-cell table:formula="of:=[.B75]-[.C7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5">
            <text:p>1995</text:p>
          </table:table-cell>
          <table:table-cell table:number-columns-repeated="2" office:value-type="float" office:value="100158">
            <text:p>100158</text:p>
          </table:table-cell>
          <table:table-cell table:formula="of:=[.B76]-[.C7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6">
            <text:p>1996</text:p>
          </table:table-cell>
          <table:table-cell table:number-columns-repeated="2" office:value-type="float" office:value="100740">
            <text:p>100740</text:p>
          </table:table-cell>
          <table:table-cell table:formula="of:=[.B77]-[.C7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7">
            <text:p>1997</text:p>
          </table:table-cell>
          <table:table-cell table:number-columns-repeated="2" office:value-type="float" office:value="99738">
            <text:p>99738</text:p>
          </table:table-cell>
          <table:table-cell table:formula="of:=[.B78]-[.C7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8">
            <text:p>1998</text:p>
          </table:table-cell>
          <table:table-cell table:number-columns-repeated="2" office:value-type="float" office:value="102668">
            <text:p>102668</text:p>
          </table:table-cell>
          <table:table-cell table:formula="of:=[.B79]-[.C7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9">
            <text:p>1999</text:p>
          </table:table-cell>
          <table:table-cell table:number-columns-repeated="2" office:value-type="float" office:value="103304">
            <text:p>103304</text:p>
          </table:table-cell>
          <table:table-cell table:formula="of:=[.B80]-[.C8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105219">
            <text:p>105219</text:p>
          </table:table-cell>
          <table:table-cell office:value-type="float" office:value="105170">
            <text:p>105170</text:p>
          </table:table-cell>
          <table:table-cell table:formula="of:=[.B81]-[.C81]" office:value-type="float" office:value="49">
            <text:p>49</text:p>
          </table:table-cell>
          <table:table-cell table:formula="of:=[.D81]/[.C81]*100" office:value-type="float" office:value="0.0465912332414187">
            <text:p>0,0465912332</text:p>
          </table:table-cell>
        </table:table-row>
        <table:table-row table:style-name="ro2">
          <table:table-cell office:value-type="float" office:value="2001">
            <text:p>2001</text:p>
          </table:table-cell>
          <table:table-cell table:number-columns-repeated="2" office:value-type="float" office:value="102559">
            <text:p>102559</text:p>
          </table:table-cell>
          <table:table-cell table:formula="of:=[.B82]-[.C8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table:number-columns-repeated="2" office:value-type="float" office:value="103915">
            <text:p>103915</text:p>
          </table:table-cell>
          <table:table-cell table:formula="of:=[.B83]-[.C8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table:number-columns-repeated="2" office:value-type="float" office:value="105529">
            <text:p>105529</text:p>
          </table:table-cell>
          <table:table-cell table:formula="of:=[.B84]-[.C8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table:number-columns-repeated="2" office:value-type="float" office:value="104942">
            <text:p>104942</text:p>
          </table:table-cell>
          <table:table-cell table:formula="of:=[.B85]-[.C8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table:number-columns-repeated="2" office:value-type="float" office:value="105091">
            <text:p>105091</text:p>
          </table:table-cell>
          <table:table-cell table:formula="of:=[.B86]-[.C8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table:number-columns-repeated="2" office:value-type="float" office:value="105476">
            <text:p>105476</text:p>
          </table:table-cell>
          <table:table-cell table:formula="of:=[.B87]-[.C8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number-columns-repeated="2" office:value-type="float" office:value="109895">
            <text:p>109895</text:p>
          </table:table-cell>
          <table:table-cell table:formula="of:=[.B88]-[.C8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number-columns-repeated="2" office:value-type="float" office:value="107979">
            <text:p>107979</text:p>
          </table:table-cell>
          <table:table-cell table:formula="of:=[.B89]-[.C8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9">
            <text:p>2009</text:p>
          </table:table-cell>
          <table:table-cell table:number-columns-repeated="2" office:value-type="float" office:value="108316">
            <text:p>108316</text:p>
          </table:table-cell>
          <table:table-cell table:formula="of:=[.B90]-[.C9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0">
            <text:p>2010</text:p>
          </table:table-cell>
          <table:table-cell table:number-columns-repeated="2" office:value-type="float" office:value="109084">
            <text:p>109084</text:p>
          </table:table-cell>
          <table:table-cell table:formula="of:=[.B91]-[.C9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1">
            <text:p>2011</text:p>
          </table:table-cell>
          <table:table-cell table:number-columns-repeated="2" office:value-type="float" office:value="111099">
            <text:p>111099</text:p>
          </table:table-cell>
          <table:table-cell table:formula="of:=[.B92]-[.C9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2">
            <text:p>2012</text:p>
          </table:table-cell>
          <table:table-cell table:number-columns-repeated="2" office:value-type="float" office:value="116668">
            <text:p>116668</text:p>
          </table:table-cell>
          <table:table-cell table:formula="of:=[.B93]-[.C9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3">
            <text:p>2013</text:p>
          </table:table-cell>
          <table:table-cell table:number-columns-repeated="2" office:value-type="float" office:value="111794">
            <text:p>111794</text:p>
          </table:table-cell>
          <table:table-cell table:formula="of:=[.B94]-[.C9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4">
            <text:p>2014</text:p>
          </table:table-cell>
          <table:table-cell table:number-columns-repeated="2" office:value-type="float" office:value="113740">
            <text:p>113740</text:p>
          </table:table-cell>
          <table:table-cell table:formula="of:=[.B95]-[.C9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5">
            <text:p>2015</text:p>
          </table:table-cell>
          <table:table-cell table:number-columns-repeated="2" office:value-type="float" office:value="121183">
            <text:p>121183</text:p>
          </table:table-cell>
          <table:table-cell table:formula="of:=[.B96]-[.C9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6">
            <text:p>2016</text:p>
          </table:table-cell>
          <table:table-cell table:number-columns-repeated="2" office:value-type="float" office:value="118788">
            <text:p>118788</text:p>
          </table:table-cell>
          <table:table-cell table:formula="of:=[.B97]-[.C9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7">
            <text:p>2017</text:p>
          </table:table-cell>
          <table:table-cell table:number-columns-repeated="2" office:value-type="float" office:value="124495">
            <text:p>124495</text:p>
          </table:table-cell>
          <table:table-cell table:formula="of:=[.B98]-[.C9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8">
            <text:p>2018</text:p>
          </table:table-cell>
          <table:table-cell table:number-columns-repeated="2" office:value-type="float" office:value="120291">
            <text:p>120291</text:p>
          </table:table-cell>
          <table:table-cell table:formula="of:=[.B99]-[.C9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9">
            <text:p>2019</text:p>
          </table:table-cell>
          <table:table-cell table:number-columns-repeated="2" office:value-type="float" office:value="124954">
            <text:p>124954</text:p>
          </table:table-cell>
          <table:table-cell table:formula="of:=[.B100]-[.C10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20">
            <text:p>2020</text:p>
          </table:table-cell>
          <table:table-cell office:value-type="float" office:value="131064">
            <text:p>131064</text:p>
          </table:table-cell>
          <table:table-cell office:value-type="float" office:value="131025">
            <text:p>131025</text:p>
          </table:table-cell>
          <table:table-cell table:formula="of:=[.B101]-[.C101]" office:value-type="float" office:value="39">
            <text:p>39</text:p>
          </table:table-cell>
          <table:table-cell table:formula="of:=[.D101]/[.C101]*100" office:value-type="float" office:value="0.0297653119633658">
            <text:p>0,029765312</text:p>
          </table:table-cell>
        </table:table-row>
        <table:table-row table:style-name="ro2">
          <table:table-cell office:value-type="float" office:value="2021">
            <text:p>2021</text:p>
          </table:table-cell>
          <table:table-cell office:value-type="float" office:value="143919">
            <text:p>143919</text:p>
          </table:table-cell>
          <table:table-cell office:value-type="float" office:value="143923">
            <text:p>143923</text:p>
          </table:table-cell>
          <table:table-cell table:formula="of:=[.B102]-[.C102]" office:value-type="float" office:value="-4">
            <text:p>-4</text:p>
          </table:table-cell>
          <table:table-cell table:formula="of:=[.D102]/[.C102]*100" office:value-type="float" office:value="-0.00277926391195292">
            <text:p>-0,0027792639</text:p>
          </table:table-cell>
        </table:table-row>
        <table:table-row table:style-name="ro2">
          <table:table-cell office:value-type="float" office:value="2022">
            <text:p>2022</text:p>
          </table:table-cell>
          <table:table-cell office:value-type="float" office:value="142573">
            <text:p>142573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9">19.09.2023</text:date>, <text:time>12:55:4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9T12:55:41.57</dc:date>
    <dc:creator>Andrzej Bystrzycki</dc:creator>
    <meta:generator>OpenOffice.org/3.3$Win32 OpenOffice.org_project/330m20$Build-9567</meta:generator>
    <meta:editing-duration>PT1M54S</meta:editing-duration>
    <meta:editing-cycles>1</meta:editing-cycles>
    <meta:document-statistic meta:table-count="1" meta:cell-count="365" meta:object-count="0"/>
  </office:meta>
</office:document-meta>
</file>